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1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language-asian="ja" style:country-asian="JP" style:font-size-complex="13pt"/>
    </style:style>
    <style:style style:name="P4" style:family="paragraph" style:parent-style-name="Standard" style:list-style-name="L4">
      <style:text-properties fo:font-size="13pt" style:font-size-asian="13pt" style:language-asian="ja" style:country-asian="JP" style:font-size-complex="13pt"/>
    </style:style>
    <style:style style:name="P5" style:family="paragraph" style:parent-style-name="Standard" style:list-style-name="L2"/>
    <style:style style:name="P6" style:family="paragraph" style:parent-style-name="Standard">
      <style:text-properties style:language-asian="ja" style:country-asian="JP"/>
    </style:style>
    <style:style style:name="P7" style:family="paragraph" style:parent-style-name="Standard" style:list-style-name="L3">
      <style:text-properties style:language-asian="ja" style:country-asian="JP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ideo : review] <text:date style:data-style-name="N108" text:date-value="2019-10-08T09:02:57.97" text:fixed="true">10/08/19 09:02:58</text:date></text:p>
      <text:p text:style-name="P1"/>
      <text:list xml:id="list8771872852616468090" text:style-name="L1">
        <text:list-item>
          <text:p text:style-name="P2">openoffice writer → macro</text:p>
          <text:list>
            <text:list-item>
              <text:p text:style-name="P2"><text:a xlink:type="simple" xlink:href="https://duckduckgo.com/?q=openoffice+writer+macro&amp;t=opera&amp;ia=web" text:style-name="Internet_20_link" text:visited-style-name="Visited_20_Internet_20_Link">https://duckduckgo.com/?q=openoffice+writer+macro&amp;t=opera&amp;ia=web</text:a></text:p>
            </text:list-item>
            <text:list-item>
              <text:p text:style-name="P2"><text:a xlink:type="simple" xlink:href="https://www.youtube.com/watch?v=5aBz8sLycgM" text:style-name="Internet_20_link" text:visited-style-name="Visited_20_Internet_20_Link">https://www.youtube.com/watch?v=5aBz8sLycgM</text:a></text:p>
            </text:list-item>
            <text:list-item>
              <text:p text:style-name="P2"/>
            </text:list-item>
          </text:list>
        </text:list-item>
      </text:list>
      <text:p text:style-name="P1">// <text:date style:data-style-name="N108" text:date-value="2019-10-08T12:13:32.94" text:fixed="true">10/08/19 12:13:33</text:date></text:p>
      <text:p text:style-name="P1"/>
      <text:p text:style-name="Standard">[guitar] plans</text:p>
      <text:list xml:id="list8328756107596644142" text:style-name="L2">
        <text:list-item>
          <text:p text:style-name="P5"><text:a xlink:type="simple" xlink:href="https://youtu.be/OG__SwkV3wg?t=102" text:style-name="Internet_20_link" text:visited-style-name="Visited_20_Internet_20_Link">https://youtu.be/OG__SwkV3wg?t=102</text:a></text:p>
        </text:list-item>
      </text:list>
      <text:p text:style-name="Standard"/>
      <text:p text:style-name="Standard"><text:tab/>// 20191009_100240</text:p>
      <text:p text:style-name="Standard"/>
      <text:p text:style-name="Standard">[policy] <text:span text:style-name="T1">外付けHDDに、ビデオファイルを保存する</text:span></text:p>
      <text:list xml:id="list3140522474902316225" text:style-name="L3">
        <text:list-item>
          <text:p text:style-name="P7">각 폴더에 분류 ==&gt; 데스크톱에서</text:p>
        </text:list-item>
        <text:list-item>
          <text:p text:style-name="P7">분류하면 ==&gt; 외부HDD에</text:p>
        </text:list-item>
        <text:list-item>
          <text:p text:style-name="P7">외부 HDD에 옮기면（移したら） ==&gt; 데스크톱의 파일은 삭제（削除）</text:p>
        </text:list-item>
      </text:list>
      <text:p text:style-name="P6"/>
      <text:p text:style-name="P3"><text:tab/>// 20191009_100708</text:p>
      <text:p text:style-name="P3"/>
      <text:p text:style-name="P3">[guitar] 20191009_165657</text:p>
      <text:list xml:id="list1946690205790993672" text:style-name="L4">
        <text:list-item>
          <text:p text:style-name="P4"><text:a xlink:type="simple" xlink:href="https://youtu.be/vEPUkc5ZbAw?t=243" text:style-name="Internet_20_link" text:visited-style-name="Visited_20_Internet_20_Link">https://youtu.be/vEPUkc5ZbAw?t=243</text:a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8T08:48:37.06</meta:creation-date>
    <dc:date>2019-10-09T16:57:05.15</dc:date>
    <dc:creator>iwabuchi ken</dc:creator>
    <meta:editing-duration>PT3H40M26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01" meta:character-count="447"/>
  </office:meta>
</office:document-meta>
</file>